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8pt" fo:font-weight="bold" officeooo:rsid="001c927c" officeooo:paragraph-rsid="001c927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2pt" fo:font-weight="normal" officeooo:rsid="001c927c" officeooo:paragraph-rsid="001c927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ourier New" fo:font-size="12pt" fo:font-weight="normal" officeooo:rsid="001c927c" officeooo:paragraph-rsid="001c927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urier New" fo:font-size="12pt" fo:font-weight="normal" officeooo:rsid="001d9922" officeooo:paragraph-rsid="001d9922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ourier New" fo:font-size="12pt" fo:font-weight="bold" officeooo:rsid="001d9922" officeooo:paragraph-rsid="001d992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2pt" fo:font-weight="bold" officeooo:rsid="001c927c" officeooo:paragraph-rsid="001c927c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 New" fo:font-weight="bold" officeooo:paragraph-rsid="001c927c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pha Beta Code Documentation</text:p>
      <text:p text:style-name="P2">A record of the results from medium level design</text:p>
      <text:p text:style-name="P2"/>
      <text:p text:style-name="P6"/>
      <text:list xml:id="list213900745087667946" text:style-name="L1">
        <text:list-item>
          <text:p text:style-name="P7"><text:tab/>User Interface</text:p>
          <text:list>
            <text:list-item>
              <text:p text:style-name="P3">Responsibilities</text:p>
              <text:list>
                <text:list-item>
                  <text:p text:style-name="P3">Encapsulate event handling into message packets</text:p>
                  <text:list>
                    <text:list-item>
                      <text:p text:style-name="P3">KeyClick is one such packet</text:p>
                    </text:list-item>
                    <text:list-item>
                      <text:p text:style-name="P3">open/closing window, resizing</text:p>
                    </text:list-item>
                  </text:list>
                </text:list-item>
                <text:list-item>
                  <text:p text:style-name="P3">gives Main Menu timing for draw cycle and update calls</text:p>
                  <text:list>
                    <text:list-item>
                      <text:p text:style-name="P3">Update calls delegate the key event message packets</text:p>
                    </text:list-item>
                    <text:list-item>
                      <text:p text:style-name="P3">draw delegates to the main menu</text:p>
                    </text:list-item>
                  </text:list>
                </text:list-item>
                <text:list-item>
                  <text:p text:style-name="P3">Initializes Main Menu</text:p>
                </text:list-item>
              </text:list>
            </text:list-item>
            <text:list-item>
              <text:p text:style-name="P3">Initialization</text:p>
              <text:list>
                <text:list-item>
                  <text:p text:style-name="P3">create window</text:p>
                </text:list-item>
                <text:list-item>
                  <text:p text:style-name="P3">create MainMenu</text:p>
                </text:list-item>
                <text:list-item>
                  <text:p text:style-name="P3">organize KeyClick class to receive keyboard events</text:p>
                </text:list-item>
              </text:list>
            </text:list-item>
          </text:list>
        </text:list-item>
        <text:list-item>
          <text:p text:style-name="P5">Main Menu</text:p>
          <text:list>
            <text:list-item>
              <text:p text:style-name="P4">Responsibilities</text:p>
            </text:list-item>
            <text:list-item>
              <text:p text:style-name="P4">Initialization</text:p>
            </text:list-item>
          </text:list>
        </text:list-item>
        <text:list-item>
          <text:p text:style-name="P5">LevelSelect</text:p>
          <text:list>
            <text:list-item>
              <text:p text:style-name="P4">Responsibilities</text:p>
            </text:list-item>
            <text:list-item>
              <text:p text:style-name="P4">Initialization</text:p>
            </text:list-item>
          </text:list>
        </text:list-item>
        <text:list-item>
          <text:p text:style-name="P5">View Cutscene</text:p>
          <text:list>
            <text:list-item>
              <text:p text:style-name="P4">Responsibilities</text:p>
            </text:list-item>
            <text:list-item>
              <text:p text:style-name="P4">Initialization</text:p>
            </text:list-item>
          </text:list>
        </text:list-item>
        <text:list-item>
          <text:p text:style-name="P5"><text:tab/>Play Level</text:p>
          <text:list>
            <text:list-item>
              <text:p text:style-name="P4">Responsibilities</text:p>
            </text:list-item>
            <text:list-item>
              <text:p text:style-name="P4">Initializ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1:18:25.376997154</meta:creation-date>
    <dc:date>2017-12-15T21:35:32.947647139</dc:date>
    <meta:editing-duration>PT6M47S</meta:editing-duration>
    <meta:editing-cycles>1</meta:editing-cycles>
    <meta:document-statistic meta:table-count="0" meta:image-count="0" meta:object-count="0" meta:page-count="1" meta:paragraph-count="27" meta:word-count="109" meta:character-count="680" meta:non-whitespace-character-count="621"/>
    <meta:generator>LibreOffice/5.1.6.2$Linux_X86_64 LibreOffice_project/10m0$Build-2</meta:generator>
  </office:meta>
</office:document-meta>
</file>